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1.09</text:p>
      <text:p text:style-name="Standard">Date: <text:date style:data-style-name="N84" text:date-value="2022-11-29T14:59:50.99">2022-11-29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13$Unix OpenOffice.org_project/4113m1$Build-981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71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